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style:rel-width="100%" table:align="left" style:shadow="none"/>
    </style:style>
    <style:style style:name="Tableau1.A" style:family="table-column">
      <style:table-column-properties style:column-width="4.059cm" style:rel-column-width="2301*"/>
    </style:style>
    <style:style style:name="Tableau1.B" style:family="table-column">
      <style:table-column-properties style:column-width="4.06cm" style:rel-column-width="2302*"/>
    </style:style>
    <style:style style:name="Tableau1.C" style:family="table-column">
      <style:table-column-properties style:column-width="1.67cm" style:rel-column-width="947*"/>
    </style:style>
    <style:style style:name="Tableau1.D" style:family="table-column">
      <style:table-column-properties style:column-width="3.605cm" style:rel-column-width="2044*"/>
    </style:style>
    <style:style style:name="Tableau1.1" style:family="table-row">
      <style:table-row-properties style:min-row-height="0.68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6c9" officeooo:paragraph-rsid="0023efe7"/>
    </style:style>
    <style:style style:name="P2" style:family="paragraph" style:parent-style-name="Standard">
      <style:text-properties officeooo:rsid="001dd556" officeooo:paragraph-rsid="001dd556"/>
    </style:style>
    <style:style style:name="P3" style:family="paragraph" style:parent-style-name="Standard">
      <style:text-properties officeooo:rsid="001dd556" officeooo:paragraph-rsid="0023efe7"/>
    </style:style>
    <style:style style:name="P4" style:family="paragraph" style:parent-style-name="Standard">
      <style:text-properties officeooo:rsid="002048d8" officeooo:paragraph-rsid="002048d8"/>
    </style:style>
    <style:style style:name="P5" style:family="paragraph" style:parent-style-name="Standard">
      <style:text-properties officeooo:rsid="00210256" officeooo:paragraph-rsid="00210256"/>
    </style:style>
    <style:style style:name="P6" style:family="paragraph" style:parent-style-name="Standard">
      <style:text-properties officeooo:rsid="0024b8e5" officeooo:paragraph-rsid="0024b8e5"/>
    </style:style>
    <style:style style:name="P7" style:family="paragraph" style:parent-style-name="Standard">
      <style:text-properties officeooo:rsid="0026a158" officeooo:paragraph-rsid="0026a158"/>
    </style:style>
    <style:style style:name="P8" style:family="paragraph" style:parent-style-name="Standard">
      <style:text-properties style:text-underline-style="solid" style:text-underline-width="auto" style:text-underline-color="font-color" officeooo:rsid="0023efe7" officeooo:paragraph-rsid="00336e57"/>
    </style:style>
    <style:style style:name="P9" style:family="paragraph" style:parent-style-name="Standard">
      <style:paragraph-properties fo:text-align="center" style:justify-single-word="false"/>
      <style:text-properties fo:color="#800000" fo:font-size="26pt" style:text-underline-style="solid" style:text-underline-width="auto" style:text-underline-color="font-color" fo:font-weight="bold" officeooo:rsid="00210256" officeooo:paragraph-rsid="00210256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00" fo:font-size="26pt" style:text-underline-style="solid" style:text-underline-width="auto" style:text-underline-color="font-color" fo:font-weight="bold" officeooo:rsid="0023efe7" officeooo:paragraph-rsid="0023efe7" style:font-size-asian="26pt" style:font-weight-asian="bold" style:font-size-complex="26pt" style:font-weight-complex="bold"/>
    </style:style>
    <style:style style:name="P11" style:family="paragraph" style:parent-style-name="Standard">
      <style:text-properties fo:font-weight="bold" officeooo:rsid="00336e57" officeooo:paragraph-rsid="00336e57" style:font-weight-asian="bold" style:font-weight-complex="bold"/>
    </style:style>
    <style:style style:name="P12" style:family="paragraph" style:parent-style-name="Standard">
      <style:text-properties fo:font-weight="bold" officeooo:rsid="00210256" officeooo:paragraph-rsid="00336e57" style:font-weight-asian="bold" style:font-weight-complex="bold"/>
    </style:style>
    <style:style style:name="P13" style:family="paragraph" style:parent-style-name="Standard">
      <style:text-properties officeooo:rsid="00210256" officeooo:paragraph-rsid="00336e57"/>
    </style:style>
    <style:style style:name="P14" style:family="paragraph" style:parent-style-name="Standard">
      <style:text-properties officeooo:rsid="0023efe7" officeooo:paragraph-rsid="00336e57"/>
    </style:style>
    <style:style style:name="P15" style:family="paragraph" style:parent-style-name="Standard">
      <style:text-properties officeooo:rsid="0023efe7" officeooo:paragraph-rsid="0023efe7"/>
    </style:style>
    <style:style style:name="P16" style:family="paragraph" style:parent-style-name="Standard">
      <style:text-properties officeooo:rsid="001dd556" officeooo:paragraph-rsid="001dd556"/>
    </style:style>
    <style:style style:name="P1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048d8" officeooo:paragraph-rsid="002048d8"/>
    </style:style>
    <style:style style:name="P18" style:family="paragraph" style:parent-style-name="Standard">
      <style:paragraph-properties fo:text-align="center" style:justify-single-word="false" fo:break-before="page"/>
      <style:text-properties fo:color="#800000" fo:font-size="26pt" style:text-underline-style="solid" style:text-underline-width="auto" style:text-underline-color="font-color" fo:font-weight="bold" officeooo:rsid="0023efe7" officeooo:paragraph-rsid="0023efe7" style:font-size-asian="26pt" style:font-weight-asian="bold" style:font-size-complex="2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18d21" officeooo:paragraph-rsid="00218d2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2d3f1" officeooo:paragraph-rsid="0022d3f1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29fc6" officeooo:paragraph-rsid="00229fc6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normal" officeooo:rsid="00229fc6" officeooo:paragraph-rsid="00229fc6" style:font-size-asian="12pt" style:font-weight-asian="normal" style:font-size-complex="12pt" style:font-weight-complex="normal"/>
    </style:style>
    <style:style style:name="P24" style:family="paragraph">
      <loext:graphic-properties draw:fill="none" draw:fill-color="#000000"/>
    </style:style>
    <style:style style:name="P25" style:family="paragraph"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48d8"/>
    </style:style>
    <style:style style:name="T3" style:family="text">
      <style:text-properties style:text-underline-style="solid" style:text-underline-width="auto" style:text-underline-color="font-color" officeooo:rsid="00336e57"/>
    </style:style>
    <style:style style:name="T4" style:family="text">
      <style:text-properties officeooo:rsid="0022d3f1"/>
    </style:style>
    <style:style style:name="T5" style:family="text">
      <style:text-properties officeooo:rsid="0023efe7"/>
    </style:style>
    <style:style style:name="T6" style:family="text">
      <style:text-properties officeooo:rsid="0026a158"/>
    </style:style>
    <style:style style:name="T7" style:family="text">
      <style:text-properties officeooo:rsid="00334c96"/>
    </style:style>
    <style:style style:name="T8" style:family="text">
      <style:text-properties officeooo:rsid="00336e57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weight="bold" officeooo:rsid="00336e57" style:font-weight-asian="bold" style:font-weight-complex="bold"/>
    </style:style>
    <style:style style:name="T11" style:family="text">
      <style:text-properties style:font-name="Liberation Serif1" officeooo:rsid="00336e57"/>
    </style:style>
    <style:style style:name="T12" style:family="text">
      <style:text-properties fo:font-weight="bold" officeooo:rsid="00336e57" style:font-weight-asian="bold" style:font-weight-complex="bold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66cc00" fo:font-size="10pt" style:font-size-asian="10pt" style:font-size-complex="10pt"/>
    </style:style>
    <style:style style:name="T16" style:family="text">
      <style:text-properties fo:color="#ff3333" fo:font-size="10pt" style:font-size-asian="10pt" style:font-size-complex="10pt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font-size="9pt" style:font-size-asian="9pt" style:font-size-complex="9pt"/>
    </style:style>
    <style:style style:name="gr1" style:family="graphic">
      <style:graphic-properties draw:stroke="solid" svg:stroke-color="#000000" draw:fill="none" draw:fill-color="#000000" fo:min-height="6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7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9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9.2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IV/ </text:span>Peterson généralisé <text:span text:style-name="T8">à</text:span> 3 processus</text:p>
      <text:p text:style-name="Standard"/>
      <text:p text:style-name="Standard"/>
      <text:p text:style-name="Standard"><draw:frame text:anchor-type="paragraph" draw:z-index="2" draw:name="Forme4" draw:style-name="gr3" draw:text-style-name="P26" svg:width="8.776cm" svg:height="8.522cm" svg:x="4.059cm" svg:y="10.627cm"><draw:text-box><text:p text:style-name="P25"><text:span text:style-name="T14"/></text:p><text:p text:style-name="P25"><text:span text:style-name="T14"/></text:p><text:p text:style-name="P25"><text:span text:style-name="T14"><text:s text:c="2"/></text:span><text:span text:style-name="T14">Processus 3</text:span></text:p><text:p text:style-name="P25"><text:span text:style-name="T14"/></text:p><text:p text:style-name="P25"><text:span text:style-name="T14"><text:s text:c="2"/></text:span><text:span text:style-name="T14">Début</text:span></text:p><text:p text:style-name="P25"><text:span text:style-name="T14"><text:s text:c="6"/></text:span><text:span text:style-name="T14">Tant que VRAI faire</text:span></text:p><text:p text:style-name="P25"><text:span text:style-name="T14"><text:s text:c="6"/></text:span><text:span text:style-name="T14">Début</text:span></text:p><text:p text:style-name="P25"><text:span text:style-name="T15"><text:s text:c="2"/></text:span><text:span text:style-name="T16">(a3)</text:span><text:span text:style-name="T15"><text:tab/></text:span><text:span text:style-name="T15"> <text:s text:c="3"/></text:span><text:span text:style-name="T14">demande3=VRAI;</text:span></text:p><text:p text:style-name="P25"><text:span text:style-name="T15"><text:s text:c="2"/></text:span><text:span text:style-name="T16">(b3)</text:span><text:span text:style-name="T14"> <text:s text:c="9"/>tour = 1; </text:span></text:p><text:p text:style-name="P25"><text:span text:style-name="T14"><text:tab/></text:span><text:span text:style-name="T14"> <text:s text:c="3"/></text:span><text:span text:style-name="T14">Tant que ((Tour!=3) ET (demande1=VRAI OU <text:s text:c="2"/></text:span></text:p><text:p text:style-name="P25"><text:span text:style-name="T14"><text:s text:c="2"/></text:span><text:span text:style-name="T14">demande2=VRAI)) faire</text:span></text:p><text:p text:style-name="P25"><text:span text:style-name="T14"><text:tab/></text:span><text:span text:style-name="T14"><text:tab/></text:span><text:span text:style-name="T14"> <text:s text:c="3"/></text:span><text:span text:style-name="T14">Début</text:span></text:p><text:p text:style-name="P25"><text:span text:style-name="T15"><text:s text:c="2"/></text:span><text:span text:style-name="T16">(c3)</text:span><text:span text:style-name="T14"><text:tab/></text:span><text:span text:style-name="T14"><text:tab/></text:span><text:span text:style-name="T14"><text:tab/></text:span><text:span text:style-name="T14"> /*Attente*/</text:span></text:p><text:p text:style-name="P25"><text:span text:style-name="T14"><text:tab/></text:span><text:span text:style-name="T14"><text:tab/></text:span><text:span text:style-name="T14"> <text:s text:c="3"/></text:span><text:span text:style-name="T14">Fin </text:span><text:span text:style-name="T14"><text:tab/></text:span></text:p><text:p text:style-name="P25"><text:span text:style-name="T15"><text:tab/></text:span><text:span text:style-name="T15"><text:tab/></text:span><text:span text:style-name="T15"> <text:s text:c="2"/></text:span><text:span text:style-name="T17"><text:s/></text:span><text:span text:style-name="T17">&lt;SC&gt;&lt;/SC&gt;</text:span><text:span text:style-name="T14"> </text:span></text:p><text:p text:style-name="P25"><text:span text:style-name="T14"><text:tab/></text:span><text:span text:style-name="T14"><text:tab/></text:span><text:span text:style-name="T14"> <text:s text:c="3"/></text:span><text:span text:style-name="T14">demande3=FAUX ;</text:span></text:p><text:p text:style-name="P25"><text:span text:style-name="T14"><text:tab/></text:span><text:span text:style-name="T14"><text:tab/></text:span><text:span text:style-name="T14">Fin</text:span></text:p><text:p text:style-name="P25"><text:span text:style-name="T14"><text:s text:c="2"/></text:span><text:span text:style-name="T14">Fin</text:span></text:p><text:p text:style-name="P25"><text:span text:style-name="T14"/></text:p><text:p text:style-name="P25"><text:span text:style-name="T14"/></text:p><text:p text:style-name="P25"><text:span text:style-name="T14"/></text:p></draw:text-box></draw:frame><draw:frame text:anchor-type="paragraph" draw:z-index="1" draw:name="Forme4" draw:style-name="gr2" draw:text-style-name="P26" svg:width="8.758cm" svg:height="7.933cm" svg:x="8.68cm" svg:y="1.852cm"><draw:text-box><text:p text:style-name="P25"><text:span text:style-name="T14"><text:s text:c="2"/></text:span><text:span text:style-name="T14">Processus 2</text:span></text:p><text:p text:style-name="P25"><text:span text:style-name="T14"/></text:p><text:p text:style-name="P25"><text:span text:style-name="T14"><text:s text:c="2"/></text:span><text:span text:style-name="T14">Début</text:span></text:p><text:p text:style-name="P25"><text:span text:style-name="T14"><text:s text:c="8"/></text:span><text:span text:style-name="T14">Tant que VRAI faire</text:span></text:p><text:p text:style-name="P25"><text:span text:style-name="T14"><text:s text:c="8"/></text:span><text:span text:style-name="T14">Début</text:span></text:p><text:p text:style-name="P25"><text:span text:style-name="T15"><text:s/></text:span><text:span text:style-name="T16"><text:s/></text:span><text:span text:style-name="T16">(a2)</text:span><text:span text:style-name="T14"><text:tab/></text:span><text:span text:style-name="T14"> <text:s text:c="3"/>demande2=VRAI;</text:span></text:p><text:p text:style-name="P25"><text:span text:style-name="T14"><text:s/></text:span><text:span text:style-name="T16"><text:s/></text:span><text:span text:style-name="T16">(b2)</text:span><text:span text:style-name="T14"> <text:s text:c="9"/>tour=3; </text:span></text:p><text:p text:style-name="P25"><text:span text:style-name="T14"><text:tab/></text:span><text:span text:style-name="T14"><text:tab/></text:span><text:span text:style-name="T14"> <text:s text:c="3"/></text:span><text:span text:style-name="T14">Tant que ((Tour!=2) ET (demande1=VRAI OU <text:s text:c="5"/></text:span></text:p><text:p text:style-name="P25"><text:span text:style-name="T14"><text:s text:c="2"/></text:span><text:span text:style-name="T14">demande3=VRAI)) faire</text:span></text:p><text:p text:style-name="P25"><text:span text:style-name="T14"><text:tab/></text:span><text:span text:style-name="T14"><text:tab/></text:span><text:span text:style-name="T14"> <text:s text:c="3"/></text:span><text:span text:style-name="T14">Debut</text:span></text:p><text:p text:style-name="P25"><text:span text:style-name="T15"><text:s/></text:span><text:span text:style-name="T16"><text:s/></text:span><text:span text:style-name="T16">(c2)</text:span><text:span text:style-name="T14"><text:tab/></text:span><text:span text:style-name="T14"><text:tab/></text:span><text:span text:style-name="T14"><text:tab/></text:span><text:span text:style-name="T14">/*Attente*/</text:span></text:p><text:p text:style-name="P25"><text:span text:style-name="T14"><text:tab/></text:span><text:span text:style-name="T14"><text:tab/></text:span><text:span text:style-name="T14"> <text:s text:c="3"/></text:span><text:span text:style-name="T14">Fin </text:span><text:span text:style-name="T14"><text:tab/></text:span></text:p><text:p text:style-name="P25"><text:span text:style-name="T14"><text:tab/></text:span><text:span text:style-name="T14"><text:tab/></text:span><text:span text:style-name="T14"> <text:s text:c="3"/></text:span><text:span text:style-name="T17">&lt;SC&gt;&lt;/SC&gt;</text:span><text:span text:style-name="T14"> </text:span></text:p><text:p text:style-name="P25"><text:span text:style-name="T14"><text:tab/></text:span><text:span text:style-name="T14"><text:tab/></text:span><text:span text:style-name="T14"> <text:s text:c="3"/></text:span><text:span text:style-name="T14">demande2=FAUX ;</text:span></text:p><text:p text:style-name="P25"><text:span text:style-name="T14"><text:tab/></text:span><text:span text:style-name="T14">Fin </text:span></text:p><text:p text:style-name="P25"><text:span text:style-name="T14"><text:s text:c="2"/></text:span><text:span text:style-name="T14">Fin</text:span></text:p><text:p text:style-name="P25"><text:span text:style-name="T14"/></text:p><text:p text:style-name="P25"><text:span text:style-name="T14"/></text:p><text:p text:style-name="P25"><text:span text:style-name="T14"/></text:p></draw:text-box></draw:frame><draw:frame text:anchor-type="paragraph" draw:z-index="0" draw:name="Forme4" draw:style-name="gr1" draw:text-style-name="P24" svg:width="8.699cm" svg:height="7.954cm" svg:x="-0.415cm" svg:y="1.794cm"><draw:text-box><text:p><text:span text:style-name="T14"><text:s text:c="2"/></text:span><text:span text:style-name="T14">Processus 1</text:span></text:p><text:p><text:span text:style-name="T14"/></text:p><text:p><text:span text:style-name="T14"><text:s text:c="2"/></text:span><text:span text:style-name="T14">Début</text:span></text:p><text:p><text:span text:style-name="T14"><text:s text:c="6"/></text:span><text:span text:style-name="T14">Tant que VRAI faire</text:span></text:p><text:p><text:span text:style-name="T14"><text:s text:c="6"/></text:span><text:span text:style-name="T14">Début</text:span></text:p><text:p><text:span text:style-name="T15"><text:s/></text:span><text:span text:style-name="T16"><text:s/></text:span><text:span text:style-name="T16">(a1)</text:span><text:span text:style-name="T15"><text:tab/></text:span><text:span text:style-name="T15"> <text:s text:c="3"/></text:span><text:span text:style-name="T14">demande1=VRAI;</text:span></text:p><text:p><text:span text:style-name="T15"><text:s text:c="2"/></text:span><text:span text:style-name="T16">(b1)</text:span><text:span text:style-name="T15"><text:tab/></text:span><text:span text:style-name="T15"> <text:s text:c="3"/></text:span><text:span text:style-name="T14">tour=2; </text:span></text:p><text:p><text:span text:style-name="T14"><text:tab/></text:span><text:span text:style-name="T14"><text:tab/></text:span><text:span text:style-name="T14"> <text:s text:c="2"/></text:span><text:span text:style-name="T14">Tant que ((Tour!= 1) ET (demande2=VRAI OU <text:s/></text:span></text:p><text:p><text:span text:style-name="T14"><text:s text:c="2"/></text:span><text:span text:style-name="T14">demande3=VRAI)) faire</text:span></text:p><text:p><text:span text:style-name="T14"><text:tab/></text:span><text:span text:style-name="T14"> <text:s text:c="3"/></text:span><text:span text:style-name="T14">Début</text:span></text:p><text:p><text:span text:style-name="T15"><text:s text:c="2"/></text:span><text:span text:style-name="T16">(c1)</text:span><text:span text:style-name="T15"><text:tab/></text:span><text:span text:style-name="T15"><text:tab/></text:span><text:span text:style-name="T15"><text:tab/></text:span><text:span text:style-name="T17">/*Attente*/</text:span></text:p><text:p><text:span text:style-name="T14"><text:tab/></text:span><text:span text:style-name="T14"><text:tab/></text:span><text:span text:style-name="T14"> <text:s text:c="3"/></text:span><text:span text:style-name="T14">Fin</text:span><text:span text:style-name="T14"><text:tab/></text:span></text:p><text:p><text:span text:style-name="T15"><text:tab/></text:span><text:span text:style-name="T15"> <text:s text:c="3"/></text:span><text:span text:style-name="T17">&lt;SC&gt;&lt;/SC&gt; </text:span></text:p><text:p><text:span text:style-name="T14"><text:tab/></text:span><text:span text:style-name="T14"><text:tab/></text:span><text:span text:style-name="T14"> <text:s text:c="3"/></text:span><text:span text:style-name="T14">demande1=FAUX;</text:span></text:p><text:p><text:span text:style-name="T14"><text:tab/></text:span><text:span text:style-name="T14">Fin</text:span></text:p><text:p><text:span text:style-name="T14"><text:s text:c="2"/></text:span><text:span text:style-name="T14">Fin</text:span></text:p><text:p/><text:p/><text:p/></draw:text-box></draw:frame></text:p>
      <text:p text:style-name="P17">P<text:span text:style-name="T8">ropriété 1 </text:span>:</text:p>
      <text:p text:style-name="P4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 table:style-name="Tableau1.1">
          <table:table-cell table:style-name="Tableau1.A1" office:value-type="string">
            <text:p text:style-name="P19">Processus 1</text:p>
          </table:table-cell>
          <table:table-cell table:style-name="Tableau1.A1" office:value-type="string">
            <text:p text:style-name="P19">Processus 2</text:p>
          </table:table-cell>
          <table:table-cell table:style-name="Tableau1.A1" office:value-type="string">
            <text:p text:style-name="P20">tour</text:p>
          </table:table-cell>
          <table:table-cell table:style-name="Tableau1.A1" office:value-type="string">
            <text:p text:style-name="P21">d<text:span text:style-name="T7">emande</text:span>1</text:p>
          </table:table-cell>
          <table:table-cell table:style-name="Tableau1.E1" office:value-type="string">
            <text:p text:style-name="P21">d<text:span text:style-name="T7">emande</text:span>2</text:p>
          </table:table-cell>
        </table:table-row>
        <table:table-row table:style-name="Tableau1.1">
          <table:table-cell table:style-name="Tableau1.A2" office:value-type="string">
            <text:p text:style-name="P21"><text:span text:style-name="T7">(</text:span>a1<text:span text:style-name="T7">)</text:span>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1">V<text:span text:style-name="T7">RAI</text:span></text:p>
          </table:table-cell>
          <table:table-cell table:style-name="Tableau1.E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1"><text:span text:style-name="T7">(</text:span>b1<text:span text:style-name="T7">)</text:span>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0">2</text:p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3"><text:span text:style-name="T7">&lt;</text:span>SC<text:span text:style-name="T7">&gt;</text:span>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1"><text:span text:style-name="T7">(</text:span>a2<text:span text:style-name="T7">)</text:span>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1">V<text:span text:style-name="T7">RAI</text:span></text:p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1"><text:span text:style-name="T7">(</text:span>b2<text:span text:style-name="T7">)</text:span></text:p>
          </table:table-cell>
          <table:table-cell table:style-name="Tableau1.A2" office:value-type="string">
            <text:p text:style-name="P20">3</text:p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3"><text:span text:style-name="T7">&lt;</text:span>SC<text:span text:style-name="T7">&gt;</text:span>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2"/>
          </table:table-cell>
        </table:table-row>
      </table:table>
      <text:p text:style-name="P11">PP1 NON V<text:span text:style-name="T9">É</text:span>RIFI<text:span text:style-name="T9">É</text:span>E</text:p>
      <text:p text:style-name="P5"/>
      <text:p text:style-name="P13"><text:span text:style-name="T2">P</text:span><text:span text:style-name="T3">ropriété 2 </text:span><text:span text:style-name="T2">:</text:span></text:p>
      <text:p text:style-name="P13"/>
      <text:p text:style-name="P13"><text:span text:style-name="T4">Le processus 3 doit attendre que tour soit à 3 pour pouvoir entrer en section critique, or seul le processus 2 peut mettre tour à 3 donc le processus 3 rentrera forcement après le processus 2.</text:span></text:p>
      <text:p text:style-name="P12"><text:span text:style-name="T8">PP2 NON V</text:span><text:span text:style-name="T11">É</text:span><text:span text:style-name="T8">RIFI</text:span><text:span text:style-name="T11">É</text:span><text:span text:style-name="T8">E</text:span></text:p>
      <text:p text:style-name="P5"/>
      <text:p text:style-name="P13"><text:span text:style-name="T2">P</text:span><text:span text:style-name="T3">ropriété 3 </text:span><text:span text:style-name="T2">:</text:span></text:p>
      <text:p text:style-name="P13"><text:span text:style-name="T2"/></text:p>
      <text:p text:style-name="P13"><text:span text:style-name="T5">Quand le processus 2 sort de la section critique il passe la variable demande2 à FAUX ce qui permettra forcément aux autres processus de pouvoir entrer en SC.</text:span></text:p>
      <text:p text:style-name="P12"><text:span text:style-name="T8">PP3 V</text:span><text:span text:style-name="T11">É</text:span><text:span text:style-name="T8">RIFI</text:span><text:span text:style-name="T11">É</text:span><text:span text:style-name="T8">E</text:span></text:p>
      <text:p text:style-name="P5"/>
      <text:p text:style-name="P13"><text:span text:style-name="T13">Interblocage :</text:span> </text:p>
      <text:p text:style-name="P13"><text:span text:style-name="T5">Le processus 1 passe demande1 à vrai, puis le processus 2 passe demande2 à vrai, le processus 1 passe tour à 2 puis le processus 2 passe tour à 3. Le processus 1 et 2 se retrouve en attente.</text:span></text:p>
      <text:p text:style-name="P11">INTERBLOCAGE</text:p>
      <text:p text:style-name="P5"/>
      <text:p text:style-name="P8">Équité :</text:p>
      <text:p text:style-name="P14">Chaque processus passe la main au processus suivant grâce à la variable tour. </text:p>
      <text:p text:style-name="P14"><text:span text:style-name="T10">É</text:span><text:span text:style-name="T12">QUITABLE</text:span> <text:s/></text:p>
      <text:p text:style-name="P15"/>
      <text:p text:style-name="P15"/>
      <text:p text:style-name="P18">V/Solution</text:p>
      <text:p text:style-name="P10"/>
      <text:p text:style-name="P6">Je vire tour (b) je regarde si le suivant veut rentre<text:span text:style-name="T6">r</text:span>, si oui je lui donne le tour, sinon je regarde celui d’après <text:span text:style-name="T6">s’il veut je lui donne s’il ne veut pas je ne change pas le tour.</text:span></text:p>
      <text:p text:style-name="P7">En sortant de la section critique je met tour au suivant.</text:p>
      <text:p text:style-name="P7"/>
      <text:p text:style-name="P2"><draw:frame text:anchor-type="paragraph" draw:z-index="4" draw:name="Forme4" draw:style-name="gr5" draw:text-style-name="P26" svg:width="6.853cm" svg:height="9.249cm" svg:x="5.078cm" svg:y="0.034cm"><draw:text-box><text:p text:style-name="P25"><text:span text:style-name="T14"><text:s text:c="2"/></text:span><text:span text:style-name="T14">Processus 2</text:span></text:p><text:p text:style-name="P25"><text:span text:style-name="T14"/></text:p><text:p text:style-name="P25"><text:span text:style-name="T14"><text:s text:c="2"/></text:span><text:span text:style-name="T14">Début</text:span></text:p><text:p text:style-name="P25"><text:span text:style-name="T14"><text:s text:c="6"/></text:span><text:span text:style-name="T14">Tant que VRAI faire</text:span></text:p><text:p text:style-name="P25"><text:span text:style-name="T14"><text:s text:c="6"/></text:span><text:span text:style-name="T14">Début</text:span></text:p><text:p text:style-name="P25"><text:span text:style-name="T16"><text:s text:c="2"/></text:span><text:span text:style-name="T16">(a1)</text:span><text:span text:style-name="T15"> <text:s text:c="4"/></text:span><text:span text:style-name="T17">demande2</text:span><text:span text:style-name="T14">=VRAI;</text:span></text:p><text:p text:style-name="P25"><text:span text:style-name="T15"><text:s/></text:span><text:span text:style-name="T16"><text:s/></text:span><text:span text:style-name="T16">(b1) <text:s text:c="4"/></text:span><text:span text:style-name="T17">Si </text:span><text:span text:style-name="T14">(demande3=VRAI)</text:span></text:p><text:p text:style-name="P25"><text:span text:style-name="T14"><text:tab/></text:span><text:span text:style-name="T14"> <text:s text:c="3"/></text:span><text:span text:style-name="T14">tour=3;</text:span></text:p><text:p text:style-name="P25"><text:span text:style-name="T14"><text:tab/></text:span><text:span text:style-name="T14">Sinon </text:span></text:p><text:p text:style-name="P25"><text:span text:style-name="T14"><text:tab/></text:span><text:span text:style-name="T14"><text:tab/></text:span><text:span text:style-name="T14"> <text:s text:c="3"/></text:span><text:span text:style-name="T14">Si(demande1=VRAI)</text:span></text:p><text:p text:style-name="P25"><text:span text:style-name="T14"><text:tab/></text:span><text:span text:style-name="T14"><text:tab/></text:span><text:span text:style-name="T14"> <text:s text:c="7"/></text:span><text:span text:style-name="T14">tour=1 ;</text:span></text:p><text:p text:style-name="P25"><text:span text:style-name="T14"><text:tab/></text:span><text:span text:style-name="T14"><text:tab/></text:span><text:span text:style-name="T14"> <text:s text:c="3"/></text:span><text:span text:style-name="T14">Fin</text:span></text:p><text:p text:style-name="P25"><text:span text:style-name="T14"><text:tab/></text:span><text:span text:style-name="T14">Fin</text:span></text:p><text:p text:style-name="P25"><text:span text:style-name="T14"><text:tab/></text:span><text:span text:style-name="T18"><text:tab/></text:span><text:span text:style-name="T18">Tant que ((tour!=2) ET (demande1=VRAI OU demande3=VRAI)) faire</text:span></text:p><text:p text:style-name="P25"><text:span text:style-name="T14"><text:tab/></text:span><text:span text:style-name="T14">Début</text:span></text:p><text:p text:style-name="P25"><text:span text:style-name="T15"><text:s/></text:span><text:span text:style-name="T16"><text:s/></text:span><text:span text:style-name="T16">(c1)</text:span><text:span text:style-name="T14"><text:tab/></text:span><text:span text:style-name="T14"><text:tab/></text:span><text:span text:style-name="T14"> <text:s text:c="7"/>/*Attente*/</text:span></text:p><text:p text:style-name="P25"><text:span text:style-name="T14"><text:tab/></text:span><text:span text:style-name="T14"><text:tab/></text:span><text:span text:style-name="T14">Fin </text:span><text:span text:style-name="T14"><text:tab/></text:span></text:p><text:p text:style-name="P25"><text:span text:style-name="T14"><text:tab/></text:span><text:span text:style-name="T14"><text:tab/></text:span><text:span text:style-name="T17">&lt;SC&gt;&lt;/SC&gt;</text:span><text:span text:style-name="T14"> </text:span></text:p><text:p text:style-name="P25"><text:span text:style-name="T14"><text:tab/></text:span><text:span text:style-name="T14"><text:tab/></text:span><text:span text:style-name="T14">tour=3 ;</text:span></text:p><text:p text:style-name="P25"><text:span text:style-name="T14"><text:s text:c="8"/></text:span><text:span text:style-name="T14">Fin </text:span></text:p><text:p text:style-name="P25"><text:span text:style-name="T14"><text:s text:c="2"/></text:span><text:span text:style-name="T14">Fin</text:span></text:p></draw:text-box></draw:frame><draw:frame text:anchor-type="paragraph" draw:z-index="3" draw:name="Forme4" draw:style-name="gr4" draw:text-style-name="P26" svg:width="6.813cm" svg:height="9.222cm" svg:x="11.931cm" svg:y="0.034cm"><draw:text-box><text:p text:style-name="P25"><text:span text:style-name="T14"><text:s text:c="2"/></text:span><text:span text:style-name="T14">Processus 1</text:span></text:p><text:p text:style-name="P25"><text:span text:style-name="T14"/></text:p><text:p text:style-name="P25"><text:span text:style-name="T14"><text:s text:c="2"/></text:span><text:span text:style-name="T14">Début</text:span></text:p><text:p text:style-name="P25"><text:span text:style-name="T14"><text:s text:c="6"/></text:span><text:span text:style-name="T14">Tant que VRAI faire</text:span></text:p><text:p text:style-name="P25"><text:span text:style-name="T14"><text:s text:c="6"/></text:span><text:span text:style-name="T14">Début</text:span></text:p><text:p text:style-name="P25"><text:span text:style-name="T16"><text:s text:c="2"/></text:span><text:span text:style-name="T16">(a1)</text:span><text:span text:style-name="T15"> <text:s text:c="4"/></text:span><text:span text:style-name="T17">demande3</text:span><text:span text:style-name="T14">=VRAI;</text:span></text:p><text:p text:style-name="P25"><text:span text:style-name="T15"><text:s/></text:span><text:span text:style-name="T16"><text:s/></text:span><text:span text:style-name="T16">(b1) <text:s text:c="4"/></text:span><text:span text:style-name="T17">Si </text:span><text:span text:style-name="T14">(demande1=VRAI)</text:span></text:p><text:p text:style-name="P25"><text:span text:style-name="T14"><text:tab/></text:span><text:span text:style-name="T14"> <text:s text:c="3"/></text:span><text:span text:style-name="T14">tour=1 ;</text:span></text:p><text:p text:style-name="P25"><text:span text:style-name="T14"><text:tab/></text:span><text:span text:style-name="T14">Sinon </text:span></text:p><text:p text:style-name="P25"><text:span text:style-name="T14"><text:tab/></text:span><text:span text:style-name="T14"><text:tab/></text:span><text:span text:style-name="T14"> <text:s text:c="3"/></text:span><text:span text:style-name="T14">Si(demande2=VRAI)</text:span></text:p><text:p text:style-name="P25"><text:span text:style-name="T14"><text:tab/></text:span><text:span text:style-name="T14"><text:tab/></text:span><text:span text:style-name="T14"> <text:s text:c="7"/></text:span><text:span text:style-name="T14">tour=2 ;</text:span></text:p><text:p text:style-name="P25"><text:span text:style-name="T14"><text:tab/></text:span><text:span text:style-name="T14"><text:tab/></text:span><text:span text:style-name="T14"> <text:s text:c="3"/></text:span><text:span text:style-name="T14">Fin</text:span></text:p><text:p text:style-name="P25"><text:span text:style-name="T14"><text:tab/></text:span><text:span text:style-name="T14">Fin</text:span></text:p><text:p text:style-name="P25"><text:span text:style-name="T14"><text:tab/></text:span><text:span text:style-name="T18"><text:tab/></text:span><text:span text:style-name="T18">Tant que ((tour!=3) ET (demande1=VRAI OU demande2=VRAI)) faire</text:span></text:p><text:p text:style-name="P25"><text:span text:style-name="T14"><text:tab/></text:span><text:span text:style-name="T14">Début</text:span></text:p><text:p text:style-name="P25"><text:span text:style-name="T15"><text:s/></text:span><text:span text:style-name="T16"><text:s/></text:span><text:span text:style-name="T16">(c1)</text:span><text:span text:style-name="T14"><text:tab/></text:span><text:span text:style-name="T14"><text:tab/></text:span><text:span text:style-name="T14"> <text:s text:c="7"/>/*Attente*/</text:span></text:p><text:p text:style-name="P25"><text:span text:style-name="T14"><text:tab/></text:span><text:span text:style-name="T14"><text:tab/></text:span><text:span text:style-name="T14">Fin </text:span><text:span text:style-name="T14"><text:tab/></text:span></text:p><text:p text:style-name="P25"><text:span text:style-name="T14"><text:tab/></text:span><text:span text:style-name="T14"><text:tab/></text:span><text:span text:style-name="T17">&lt;SC&gt;&lt;/SC&gt;</text:span><text:span text:style-name="T14"> </text:span></text:p><text:p text:style-name="P25"><text:span text:style-name="T14"><text:tab/></text:span><text:span text:style-name="T14"><text:tab/></text:span><text:span text:style-name="T14">tour=1 ;</text:span></text:p><text:p text:style-name="P25"><text:span text:style-name="T14"><text:s text:c="8"/></text:span><text:span text:style-name="T14">Fin </text:span></text:p><text:p text:style-name="P25"><text:span text:style-name="T14"><text:s text:c="2"/></text:span><text:span text:style-name="T14">Fin</text:span></text:p></draw:text-box></draw:frame><draw:frame text:anchor-type="paragraph" draw:z-index="5" draw:name="Forme4" draw:style-name="gr6" draw:text-style-name="P26" svg:width="6.853cm" svg:height="9.293cm" svg:x="-1.776cm" svg:y="0.034cm"><draw:text-box><text:p text:style-name="P25"><text:span text:style-name="T14"><text:s text:c="2"/></text:span><text:span text:style-name="T14">Processus 1</text:span></text:p><text:p text:style-name="P25"><text:span text:style-name="T14"/></text:p><text:p text:style-name="P25"><text:span text:style-name="T14"><text:s text:c="2"/></text:span><text:span text:style-name="T14">Début</text:span></text:p><text:p text:style-name="P25"><text:span text:style-name="T14"><text:s text:c="6"/></text:span><text:span text:style-name="T14">Tant que VRAI faire</text:span></text:p><text:p text:style-name="P25"><text:span text:style-name="T14"><text:s text:c="6"/></text:span><text:span text:style-name="T14">Début</text:span></text:p><text:p text:style-name="P25"><text:span text:style-name="T16"><text:s text:c="2"/></text:span><text:span text:style-name="T16">(a1)</text:span><text:span text:style-name="T15"> <text:s text:c="4"/></text:span><text:span text:style-name="T17">demande1</text:span><text:span text:style-name="T14">=VRAI;</text:span></text:p><text:p text:style-name="P25"><text:span text:style-name="T15"><text:s/></text:span><text:span text:style-name="T16"><text:s/></text:span><text:span text:style-name="T16">(b1) <text:s text:c="4"/></text:span><text:span text:style-name="T17">Si </text:span><text:span text:style-name="T14">(demande2=VRAI)</text:span></text:p><text:p text:style-name="P25"><text:span text:style-name="T14"><text:tab/></text:span><text:span text:style-name="T14"> <text:s text:c="3"/></text:span><text:span text:style-name="T14">tour=2 ;</text:span></text:p><text:p text:style-name="P25"><text:span text:style-name="T14"><text:tab/></text:span><text:span text:style-name="T14">Sinon </text:span></text:p><text:p text:style-name="P25"><text:span text:style-name="T14"><text:tab/></text:span><text:span text:style-name="T14"><text:tab/></text:span><text:span text:style-name="T14"> <text:s text:c="3"/></text:span><text:span text:style-name="T14">Si(demande3=VRAI)</text:span></text:p><text:p text:style-name="P25"><text:span text:style-name="T14"><text:tab/></text:span><text:span text:style-name="T14"><text:tab/></text:span><text:span text:style-name="T14"> <text:s text:c="7"/></text:span><text:span text:style-name="T14">tour=3 ;</text:span></text:p><text:p text:style-name="P25"><text:span text:style-name="T14"><text:tab/></text:span><text:span text:style-name="T14"><text:tab/></text:span><text:span text:style-name="T14"> <text:s text:c="3"/></text:span><text:span text:style-name="T14">Fin</text:span></text:p><text:p text:style-name="P25"><text:span text:style-name="T14"><text:tab/></text:span><text:span text:style-name="T14">Fin</text:span></text:p><text:p text:style-name="P25"><text:span text:style-name="T14"><text:tab/></text:span><text:span text:style-name="T18"><text:tab/></text:span><text:span text:style-name="T18">Tant que ((tour!=1) ET (demande2=VRAI OU demande3=VRAI)) faire</text:span></text:p><text:p text:style-name="P25"><text:span text:style-name="T14"><text:tab/></text:span><text:span text:style-name="T14">Début</text:span></text:p><text:p text:style-name="P25"><text:span text:style-name="T15"><text:s/></text:span><text:span text:style-name="T16"><text:s/></text:span><text:span text:style-name="T16">(c1)</text:span><text:span text:style-name="T14"><text:tab/></text:span><text:span text:style-name="T14"><text:tab/></text:span><text:span text:style-name="T14"> <text:s text:c="7"/>/*Attente*/</text:span></text:p><text:p text:style-name="P25"><text:span text:style-name="T14"><text:tab/></text:span><text:span text:style-name="T14"><text:tab/></text:span><text:span text:style-name="T14">Fin </text:span><text:span text:style-name="T14"><text:tab/></text:span></text:p><text:p text:style-name="P25"><text:span text:style-name="T14"><text:tab/></text:span><text:span text:style-name="T14"><text:tab/></text:span><text:span text:style-name="T17">&lt;SC&gt;&lt;/SC&gt;</text:span><text:span text:style-name="T14"> </text:span></text:p><text:p text:style-name="P25"><text:span text:style-name="T14"><text:tab/></text:span><text:span text:style-name="T14"><text:tab/></text:span><text:span text:style-name="T14">tour=2 ;</text:span></text:p><text:p text:style-name="P25"><text:span text:style-name="T14"><text:s text:c="8"/></text:span><text:span text:style-name="T14">Fin</text:span></text:p><text:p text:style-name="P25"><text:span text:style-name="T14"><text:s text:c="2"/></text:span><text:span text:style-name="T14">Fin</text:span></text:p><text:p text:style-name="P25"><text:span text:style-name="T1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15:20.982158560</meta:creation-date>
    <dc:date>2019-05-11T01:00:08.591161810</dc:date>
    <meta:editing-duration>PT55M30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3" meta:paragraph-count="34" meta:word-count="212" meta:character-count="1109" meta:non-whitespace-character-count="925"/>
  </office:meta>
</office:document-meta>
</file>